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Párrafodelista" style:list-style-name="LFO1" style:family="paragraph">
      <style:paragraph-properties fo:line-height="200%"/>
      <style:text-properties fo:font-weight="bold" style:font-weight-asian="bold" style:font-weight-complex="bold" fo:color="#538135" style:font-size-complex="12pt"/>
    </style:style>
    <style:style style:name="P6" style:parent-style-name="Normal" style:family="paragraph">
      <style:paragraph-properties fo:line-height="200%" fo:margin-left="0.25in">
        <style:tab-stops/>
      </style:paragraph-properties>
      <style:text-properties style:font-size-complex="12pt"/>
    </style:style>
    <style:style style:name="P7" style:parent-style-name="Párrafodelista" style:list-style-name="LFO1" style:family="paragraph">
      <style:paragraph-properties fo:line-height="200%"/>
      <style:text-properties fo:font-weight="bold" style:font-weight-asian="bold" style:font-weight-complex="bold" fo:color="#538135" style:font-size-complex="12pt"/>
    </style:style>
    <style:style style:name="P8" style:parent-style-name="Normal" style:family="paragraph">
      <style:paragraph-properties fo:line-height="115%" fo:text-indent="0.25in"/>
    </style:style>
    <style:style style:name="P9" style:parent-style-name="Normal" style:family="paragraph">
      <style:paragraph-properties fo:line-height="115%" fo:text-indent="0.25in"/>
      <style:text-properties style:font-size-complex="12pt"/>
    </style:style>
    <style:style style:name="P10" style:parent-style-name="Párrafodelista" style:list-style-name="LFO1" style:family="paragraph">
      <style:paragraph-properties fo:line-height="200%"/>
      <style:text-properties fo:font-weight="bold" style:font-weight-asian="bold" style:font-weight-complex="bold" fo:color="#538135" style:font-size-complex="12pt"/>
    </style:style>
    <style:style style:name="P11" style:parent-style-name="Párrafodelista" style:family="paragraph">
      <style:paragraph-properties fo:line-height="200%"/>
      <style:text-properties fo:font-weight="bold" style:font-weight-asian="bold" style:font-weight-complex="bold" style:font-size-complex="12pt"/>
    </style:style>
    <style:style style:name="P12" style:parent-style-name="Párrafodelista" style:family="paragraph">
      <style:paragraph-properties fo:line-height="200%"/>
      <style:text-properties fo:font-weight="bold" style:font-weight-asian="bold" style:font-weight-complex="bold" style:font-size-complex="12pt"/>
    </style:style>
    <style:style style:name="P13" style:parent-style-name="Párrafodelista" style:family="paragraph">
      <style:paragraph-properties fo:line-height="200%"/>
    </style:style>
    <style:style style:name="T14" style:parent-style-name="Fuentedepárrafopredeter." style:family="text">
      <style:text-properties fo:font-weight="bold" style:font-weight-asian="bold" style:font-weight-complex="bold" fo:color="#538135" style:font-size-complex="12pt"/>
    </style:style>
    <style:style style:name="P15" style:parent-style-name="Párrafodelista" style:family="paragraph">
      <style:paragraph-properties fo:line-height="200%"/>
    </style:style>
    <style:style style:name="T16" style:parent-style-name="Fuentedepárrafopredeter." style:family="text">
      <style:text-properties fo:font-weight="bold" style:font-weight-asian="bold" style:font-weight-complex="bold" fo:color="#538135" style:font-size-complex="12pt"/>
    </style:style>
    <style:style style:name="P17" style:parent-style-name="Normal" style:family="paragraph">
      <style:paragraph-properties fo:line-height="200%" fo:margin-left="0.2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538135" style:font-size-complex="12pt"/>
    </style:style>
    <style:style style:name="P18" style:parent-style-name="Párrafodelista" style:family="paragraph">
      <style:paragraph-properties fo:line-height="200%"/>
      <style:text-properties fo:font-weight="bold" style:font-weight-asian="bold" style:font-weight-complex="bold" fo:font-style="italic" style:font-style-asian="italic" style:font-style-complex="italic" fo:color="#538135" style:font-size-complex="12pt"/>
    </style:style>
    <style:style style:name="P19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20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21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22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23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24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25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26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27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28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29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30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31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32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33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34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35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36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37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38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39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40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41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42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43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44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45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46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47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48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49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50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51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52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53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54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55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56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57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58" style:parent-style-name="Párrafodelista" style:list-style-name="LFO4" style:family="paragraph">
      <style:paragraph-properties fo:line-height="200%"/>
    </style:style>
    <style:style style:name="T59" style:parent-style-name="Fuentedepárrafopredeter." style:family="text">
      <style:text-properties fo:color="#538135" style:font-size-complex="12pt"/>
    </style:style>
    <style:style style:name="T60" style:parent-style-name="Fuentedepárrafopredeter." style:family="text">
      <style:text-properties fo:color="#538135" style:font-size-complex="12pt"/>
    </style:style>
    <style:style style:family="graphic" style:name="a0" style:parent-style-name="Graphics">
      <style:graphic-properties fo:wrap-option="wrap" fo:border="0.01389in solid #507e32" fo:padding-top="0.05in" fo:padding-bottom="0.05in" fo:padding-left="0.1in" fo:padding-right="0.1in" fo:background-color="#548235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z-index="251659264" draw:id="id0" draw:style-name="a0" draw:name="Cuadro de texto 1" text:anchor-type="paragraph" svg:x="0.125in" svg:y="-0.06319in" svg:width="5.9375in" svg:height="1.19792in" style:rel-width="scale" style:rel-height="scale"><draw:text-box><text:p text:style-name="P2">Módulo:<text:s/><text:tab/><text:tab/><text:tab/><text:tab/><text:tab/><text:tab/>Bases de Datos</text:p><text:p text:style-name="P3">UT04:<text:s/><text:tab/><text:tab/><text:tab/><text:tab/><text:tab/><text:tab/>Realización de Consultas</text:p><text:p text:style-name="P4">Actividad de desarrollo<text:s/>evaluable 1<text:s/>:<text:s/><text:tab/>Consultas sencillas</text:p></draw:text-box><svg:title/><svg:desc/></draw:frame>  </text:p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5">Objetivo general</text:p>
        </text:list-item>
      </text:list>
      <text:p text:style-name="P6">Realizar consultas sencillas en MySQL</text:p>
      <text:list text:style-name="LFO1" text:continue-numbering="true">
        <text:list-item>
          <text:p text:style-name="P7">Material</text:p>
        </text:list-item>
      </text:list>
      <text:p text:style-name="P8">Máquina virtual con el sistema operativo Ubuntu y MySQL y MySQL Workbench instalado</text:p>
      <text:p text:style-name="P9"/>
      <text:list text:style-name="LFO1" text:continue-numbering="true">
        <text:list-item>
          <text:p text:style-name="P10">Descripción</text:p>
        </text:list-item>
      </text:list>
      <text:p text:style-name="P11">Descarga la BD Empresa (documento .sql adjunto en la actividad del campus).</text:p>
      <text:p text:style-name="P12">Podrás observar que queda una BD <text:s/>con la siguiente estructura:</text:p>
      <text:p text:style-name="P13"><text:span text:style-name="T14"><draw:frame draw:style-name="a1" draw:name="Imagen 2" text:anchor-type="as-char" svg:x="0in" svg:y="0in" svg:width="6.15625in" svg:height="4.1875in" style:rel-width="scale" style:rel-height="scale"><draw:image xlink:href="media/image1.emf" xlink:type="simple" xlink:show="embed" xlink:actuate="onLoad"/><svg:title/><svg:desc/></draw:frame></text:span></text:p>
      <text:soft-page-break/>
      <text:p text:style-name="P15"><text:span text:style-name="T16"><draw:frame draw:style-name="a2" draw:name="Imagen 3" text:anchor-type="as-char" svg:x="0in" svg:y="0in" svg:width="3.44792in" svg:height="1.5in" style:rel-width="scale" style:rel-height="scale"><draw:image xlink:href="media/image2.emf" xlink:type="simple" xlink:show="embed" xlink:actuate="onLoad"/><svg:title/><svg:desc/></draw:frame></text:span></text:p>
      <text:p text:style-name="P17">D.1<text:s/>Usa el software MySQL Workbench para crear un script que realice las siguientes</text:p>
      <text:p text:style-name="P18">consultas:</text:p>
      <text:list text:style-name="LFO4" text:continue-numbering="true">
        <text:list-item>
          <text:p text:style-name="P19">Mostrar el apellido, oficio y número de departamento de cada empleado.</text:p>
        </text:list-item>
        <text:list-item>
          <text:p text:style-name="P20">Mostrar el número, nombre y localización de cada departamento.</text:p>
        </text:list-item>
        <text:list-item>
          <text:p text:style-name="P21">Mostrar todos los datos de todos los empleados.</text:p>
        </text:list-item>
        <text:list-item>
          <text:p text:style-name="P22">Datos de los empleados ordenados por apellidos.</text:p>
        </text:list-item>
        <text:list-item>
          <text:p text:style-name="P23">Datos de los empleados ordenados por número de departamento de forma descendente.</text:p>
        </text:list-item>
        <text:list-item>
          <text:p text:style-name="P24">Datos de los empleados ordenados por número de departamento de forma descendente y dentro de cada departamento ordenados por apellido de forma ascendente.</text:p>
        </text:list-item>
        <text:list-item>
          <text:p text:style-name="P25">Mostrar los datos de los empleados cuyo salario sea mayor que 2000.</text:p>
        </text:list-item>
        <text:list-item>
          <text:p text:style-name="P26">Mostrar los datos de los empleados cuyo oficio sea ʻANALISTAʼ.<text:s/></text:p>
        </text:list-item>
        <text:list-item>
          <text:p text:style-name="P27">Seleccionar el apellido y oficio de los empleados del departamento número 20.</text:p>
        </text:list-item>
        <text:list-item>
          <text:p text:style-name="P28">Mostrar todos los datos de los empleados ordenados por apellido.</text:p>
        </text:list-item>
        <text:list-item>
          <text:p text:style-name="P29">Seleccionar los empleados cuyo oficio sea ʻVENDEDORʼ. Mostrar los datos ordenados por apellido.<text:s/></text:p>
        </text:list-item>
        <text:list-item>
          <text:p text:style-name="P30">Mostrar los empleados cuyo departamento sea 20 y cuyo oficio sea ʻANALISTAʼ. Ordenar el resultado por apellido.</text:p>
        </text:list-item>
        <text:list-item>
          <text:p text:style-name="P31">Mostrar los empleados que tengan un salario mayor que 200000 o que pertenezcan al departamento número 20.</text:p>
        </text:list-item>
        <text:list-item>
          <text:p text:style-name="P32">Ordenar los empleados por oficio, y dentro de oficio por nombre.<text:s/></text:p>
        </text:list-item>
        <text:list-item>
          <text:p text:style-name="P33">Seleccionar de la tabla EMPLE los empleados cuyo apellido empiece por ʻAʼ.</text:p>
        </text:list-item>
        <text:list-item>
          <text:p text:style-name="P34">Seleccionar de la tabla EMPLE los empleados cuyo apellido termine por ʻZʼ.</text:p>
        </text:list-item>
        <text:list-item>
          <text:p text:style-name="P35">Seleccionar de la tabla EMPLE aquellas filas cuyo APELLIDO empiece por ʻAʼ y el OFICIO tenga una ʻEʼ en cualquier posición.</text:p>
        </text:list-item>
        <text:list-item>
          <text:p text:style-name="P36">Seleccionar los empleados cuyo salario esté entre 100.000 y 200.000. Utilizar el operador BETWEEN.</text:p>
        </text:list-item>
        <text:list-item>
          <text:p text:style-name="P37">Obtener los empleados cuyo oficio sea ʻVENDEDORʼ y tengan una comisión superior a 100.000.</text:p>
        </text:list-item>
        <text:list-item>
          <text:p text:style-name="P38">Seleccionar los datos de los empleados ordenados por número de departamento, y dentro de cada departamento ordenados por apellido.</text:p>
        </text:list-item>
        <text:list-item>
          <text:p text:style-name="P39">Número y apellidos de los empleados cuyo apellido termine por ʻZʼ y tengan un salario superior a 300.000.</text:p>
        </text:list-item>
        <text:list-item>
          <text:p text:style-name="P40">Datos de los departamentos cuya localización empiece por ʻBʼ.</text:p>
        </text:list-item>
        <text:list-item>
          <text:p text:style-name="P41">Datos de los empleados cuyo oficio sea ʻEMPLEADOʼ, tengan un salario superior a 100000 y pertenezcan al departamento número 10.</text:p>
        </text:list-item>
        <text:list-item>
          <text:p text:style-name="P42"><text:s/>Mostrar los apellidos de los empleados que no tengan comisión.</text:p>
        </text:list-item>
        <text:list-item>
          <text:p text:style-name="P43">Mostrar los apellidos de los empleados que no tengan comisión y cuyo apellido empiece por ʻJʼ.</text:p>
        </text:list-item>
        <text:list-item>
          <text:p text:style-name="P44">Mostrar los apellidos de los empleados cuyo oficio sea ʻVENDEDORʼ, ʻANALISTAʼ o ʻEMPLEADOʼ.</text:p>
        </text:list-item>
        <text:list-item>
          <text:p text:style-name="P45">Mostrar los apellidos de los empleados cuyo oficio no sea ni ʻANALISTAʼ ni ʻEMPLEADOʼ, y además<text:s/></text:p>
        </text:list-item>
        <text:list-item>
          <text:p text:style-name="P46">tengan un salario mayor de 200000.</text:p>
        </text:list-item>
        <text:list-item>
          <text:p text:style-name="P47">Seleccionar de la tabla EMPLE los empleados cuyo salario esté entre 2000000 y 3000000 (utilizar BETWEEN).<text:s/></text:p>
        </text:list-item>
        <text:list-item>
          <text:p text:style-name="P48">Seleccionar el apellido, salario y número de departamento de los empleados cuyo salario sea mayor que 200000 en los departamentos 10 ó 30.<text:s/></text:p>
        </text:list-item>
        <text:list-item>
          <text:p text:style-name="P49">Mostrar el apellido y número de los empleados cuyo salario no esté entre 100000 y 200000 (utilizar BETWEEN).</text:p>
        </text:list-item>
        <text:list-item>
          <text:p text:style-name="P50">Obtener el apellidos de todos los empleados en minúscula.</text:p>
        </text:list-item>
        <text:list-item>
          <text:p text:style-name="P51">En una consulta concatena el apellido de cada empleado con su oficio.</text:p>
        </text:list-item>
        <text:list-item>
          <text:p text:style-name="P52">Mostrar el apellido y la longitud del apellido (función LENGTH) de todos los empleados, ordenados por la longitud de los apellidos de los empleados descendentemente.</text:p>
        </text:list-item>
        <text:list-item>
          <text:p text:style-name="P53">Obtener el año de contratación de todos los empleados (función YEAR).</text:p>
        </text:list-item>
        <text:list-item>
          <text:p text:style-name="P54">Mostrar los datos de los empleados que hayan sido contratados en el año 1992.</text:p>
        </text:list-item>
        <text:list-item>
          <text:p text:style-name="P55">Mostrar los datos de los empleados que hayan sido contratados en el mes de febrero de cualquier año (función MONTHNAME).</text:p>
        </text:list-item>
        <text:list-item>
          <text:p text:style-name="P56">Mostrar los datos del empleado con mayor valor del salario y los datos del empleado con mayor comisión.</text:p>
        </text:list-item>
        <text:list-item>
          <text:p text:style-name="P57">Mostrar los datos de los empleados cuyo apellido empiece por 'A' y hayan sido contratados en el año<text:s/>1990.</text:p>
        </text:list-item>
        <text:list-item>
          <text:p text:style-name="P58"><text:span text:style-name="T59">Mostrar los datos de los empleados del departamento 10 que no tengan comisión.</text:span><text:span text:style-name="T60"><text:line-break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/>
      <style:text-properties fo:font-size="12pt" style:font-size-asian="12pt"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Cpc</meta:initial-creator>
    <dc:creator>AMCpc</dc:creator>
    <meta:creation-date>2023-01-30T14:00:00Z</meta:creation-date>
    <dc:date>2023-01-30T14:00:00Z</dc:date>
    <meta:template xlink:href="Normal.dotm" xlink:type="simple"/>
    <meta:editing-cycles>2</meta:editing-cycles>
    <meta:editing-duration>PT60S</meta:editing-duration>
    <meta:document-statistic meta:page-count="4" meta:paragraph-count="8" meta:word-count="617" meta:character-count="4005" meta:row-count="28" meta:non-whitespace-character-count="3396"/>
  </office:meta>
</office:document-meta>
</file>